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630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c9001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stroke="dash" draw:stroke-dash="Fine_20_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gr13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ole-draw-aspect="1"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xml:id="id2" draw:id="id2" draw:layer="layout" svg:width="1.778cm" svg:height="1.778cm" svg:x="5.08cm" svg:y="16.7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4" draw:id="id4" draw:layer="layout" svg:width="1.778cm" svg:height="1.778cm" svg:x="7.366cm" svg:y="16.7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6" draw:id="id6" draw:layer="layout" svg:width="1.778cm" svg:height="1.778cm" svg:x="9.652cm" svg:y="16.7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8" draw:id="id8" draw:layer="layout" svg:width="1.778cm" svg:height="1.778cm" svg:x="11.938cm" svg:y="16.7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xml:id="id1" draw:id="id1" draw:layer="layout" svg:width="1.27cm" svg:height="2.54cm" svg:x="5.334cm" svg:y="13.4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xml:id="id3" draw:id="id3" draw:layer="layout" svg:width="1.27cm" svg:height="2.54cm" svg:x="7.62cm" svg:y="13.4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xml:id="id5" draw:id="id5" draw:layer="layout" svg:width="1.27cm" svg:height="2.54cm" svg:x="9.906cm" svg:y="13.4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xml:id="id7" draw:id="id7" draw:layer="layout" svg:width="1.27cm" svg:height="2.54cm" svg:x="12.192cm" svg:y="13.4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10" draw:id="id10" draw:layer="layout" svg:width="5.08cm" svg:height="1.524cm" svg:x="6.858cm" svg:y="10.66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xml:id="id9" draw:id="id9" draw:layer="layout" svg:width="8.636cm" svg:height="1.778cm" svg:x="5.08cm" svg:y="7.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xml:id="id11" draw:id="id11" draw:layer="layout" svg:width="13.208cm" svg:height="4.318cm" svg:x="2.794cm" svg:y="0.762cm">
            <text:p/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type="line" svg:x1="5.969cm" svg:y1="16.002cm" svg:x2="5.969cm" svg:y2="16.764cm" draw:start-shape="id1" draw:start-glue-point="2" draw:end-shape="id2" draw:end-glue-point="0" svg:d="m5969 16002v762">
            <text:p/>
          </draw:connector>
          <draw:connector draw:style-name="gr6" draw:text-style-name="P1" draw:layer="layout" draw:type="line" svg:x1="8.255cm" svg:y1="16.002cm" svg:x2="8.255cm" svg:y2="16.764cm" draw:start-shape="id3" draw:start-glue-point="2" draw:end-shape="id4" draw:end-glue-point="0" svg:d="m8255 16002v762">
            <text:p/>
          </draw:connector>
          <draw:connector draw:style-name="gr6" draw:text-style-name="P1" draw:layer="layout" draw:type="line" svg:x1="10.541cm" svg:y1="16.002cm" svg:x2="10.541cm" svg:y2="16.764cm" draw:start-shape="id5" draw:start-glue-point="2" draw:end-shape="id6" draw:end-glue-point="0" svg:d="m10541 16002v762">
            <text:p/>
          </draw:connector>
          <draw:connector draw:style-name="gr6" draw:text-style-name="P1" draw:layer="layout" draw:type="line" svg:x1="12.827cm" svg:y1="16.002cm" svg:x2="12.827cm" svg:y2="16.764cm" draw:start-shape="id7" draw:start-glue-point="2" draw:end-shape="id8" draw:end-glue-point="0" svg:d="m12827 16002v762">
            <text:p/>
          </draw:connector>
          <draw:connector draw:style-name="gr6" draw:text-style-name="P1" draw:layer="layout" draw:type="line" svg:x1="9.398cm" svg:y1="9.398cm" svg:x2="9.398cm" svg:y2="10.668cm" draw:start-shape="id9" draw:end-shape="id10" draw:end-glue-point="0" svg:d="m9398 9398v1270">
            <text:p/>
          </draw:connector>
          <draw:connector draw:style-name="gr6" draw:text-style-name="P1" draw:layer="layout" draw:type="lines" draw:line-skew="0cm -0.388cm" svg:x1="5.969cm" svg:y1="13.462cm" svg:x2="6.858cm" svg:y2="11.43cm" draw:start-shape="id1" draw:start-glue-point="0" draw:end-shape="id10" svg:d="m5969 13462v-526l-25-1506h914">
            <text:p/>
          </draw:connector>
          <draw:connector draw:style-name="gr6" draw:text-style-name="P1" draw:layer="layout" draw:type="line" svg:x1="8.128cm" svg:y1="13.634cm" svg:x2="8.162cm" svg:y2="11.938cm" svg:d="m8128 13634 34-1696">
            <text:p/>
          </draw:connector>
          <draw:connector draw:style-name="gr6" draw:text-style-name="P1" draw:layer="layout" draw:type="line" svg:x1="10.634cm" svg:y1="13.634cm" svg:x2="10.668cm" svg:y2="11.938cm" svg:d="m10634 13634 34-1696">
            <text:p/>
          </draw:connector>
          <draw:connector draw:style-name="gr6" draw:text-style-name="P1" draw:layer="layout" draw:type="lines" draw:line-skew="0cm 0.388cm" svg:x1="12.827cm" svg:y1="13.462cm" svg:x2="11.938cm" svg:y2="11.43cm" draw:start-shape="id7" draw:start-glue-point="0" draw:end-shape="id10" draw:end-glue-point="1" svg:d="m12827 13462v-526l25-1506h-914">
            <text:p/>
          </draw:connector>
          <draw:connector draw:style-name="gr6" draw:text-style-name="P1" draw:layer="layout" draw:type="line" svg:x1="9.398cm" svg:y1="5.08cm" svg:x2="9.398cm" svg:y2="7.62cm" draw:start-shape="id11" draw:start-glue-point="2" draw:end-shape="id9" draw:end-glue-point="0" svg:d="m9398 5080v2540">
            <text:p/>
          </draw:connector>
          <draw:frame draw:style-name="gr7" draw:layer="layout" svg:width="4.826cm" svg:height="0.962cm" svg:x="7.112cm" svg:y="2.54cm">
            <draw:text-box>
              <text:p>Main Memory</text:p>
            </draw:text-box>
          </draw:frame>
          <draw:line draw:style-name="gr8" draw:text-style-name="P1" draw:layer="layout" svg:x1="2.794cm" svg:y1="6.35cm" svg:x2="16.002cm" svg:y2="6.35cm">
            <text:p/>
          </draw:line>
          <draw:frame draw:style-name="gr7" draw:layer="layout" svg:width="1.27cm" svg:height="0.962cm" svg:x="8.89cm" svg:y="8.128cm">
            <draw:text-box>
              <text:p>L3</text:p>
            </draw:text-box>
          </draw:frame>
          <draw:frame draw:style-name="gr9" draw:layer="layout" svg:width="1.205cm" svg:height="0.962cm" svg:x="8.701cm" svg:y="10.922cm">
            <draw:text-box>
              <text:p>L2</text:p>
            </draw:text-box>
          </draw:frame>
          <draw:frame draw:style-name="gr9" draw:layer="layout" svg:width="1.205cm" svg:height="0.962cm" svg:x="5.334cm" svg:y="14.224cm">
            <draw:text-box>
              <text:p>L1</text:p>
            </draw:text-box>
          </draw:frame>
          <draw:frame draw:style-name="gr9" draw:layer="layout" svg:width="1.205cm" svg:height="0.962cm" svg:x="7.62cm" svg:y="14.224cm">
            <draw:text-box>
              <text:p>L1</text:p>
            </draw:text-box>
          </draw:frame>
          <draw:frame draw:style-name="gr9" draw:layer="layout" svg:width="1.205cm" svg:height="0.962cm" svg:x="9.971cm" svg:y="14.224cm">
            <draw:text-box>
              <text:p>L1</text:p>
            </draw:text-box>
          </draw:frame>
          <draw:frame draw:style-name="gr9" draw:layer="layout" svg:width="1.205cm" svg:height="0.962cm" svg:x="12.192cm" svg:y="14.224cm">
            <draw:text-box>
              <text:p>L1</text:p>
            </draw:text-box>
          </draw:frame>
          <draw:frame draw:style-name="gr9" draw:text-style-name="P1" draw:layer="layout" svg:width="1.874cm" svg:height="1.673cm" svg:x="4.984cm" svg:y="16.869cm">
            <draw:text-box>
              <text:p text:style-name="P1">Core</text:p>
              <text:p text:style-name="P1">1</text:p>
            </draw:text-box>
          </draw:frame>
          <draw:frame draw:style-name="gr9" draw:text-style-name="P1" draw:layer="layout" svg:width="1.874cm" svg:height="1.673cm" svg:x="7.27cm" svg:y="16.869cm">
            <draw:text-box>
              <text:p text:style-name="P1">Core</text:p>
              <text:p text:style-name="P1">2</text:p>
            </draw:text-box>
          </draw:frame>
          <draw:frame draw:style-name="gr9" draw:text-style-name="P1" draw:layer="layout" svg:width="1.874cm" svg:height="1.673cm" svg:x="9.556cm" svg:y="16.869cm">
            <draw:text-box>
              <text:p text:style-name="P1">Core</text:p>
              <text:p text:style-name="P1">3</text:p>
            </draw:text-box>
          </draw:frame>
          <draw:frame draw:style-name="gr9" draw:text-style-name="P1" draw:layer="layout" svg:width="1.874cm" svg:height="1.673cm" svg:x="11.842cm" svg:y="16.869cm">
            <draw:text-box>
              <text:p text:style-name="P1">Core</text:p>
              <text:p text:style-name="P1">4</text:p>
            </draw:text-box>
          </draw:frame>
        </draw:g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1" draw:text-style-name="P1" draw:layer="layout" svg:width="0.762cm" svg:height="0.762cm" svg:x="7.62cm" svg:y="7.87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43cm" svg:y1="7.366cm" svg:x2="11.43cm" svg:y2="9.144cm">
          <text:p/>
        </draw:line>
        <draw:custom-shape draw:style-name="gr11" draw:text-style-name="P1" draw:layer="layout" svg:width="0.762cm" svg:height="0.762cm" svg:x="8.382cm" svg:y="7.8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762cm" svg:x="9.144cm" svg:y="7.8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762cm" svg:x="9.906cm" svg:y="7.8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762cm" svg:x="10.668cm" svg:y="7.8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62cm" svg:height="0.762cm" svg:x="11.43cm" svg:y="7.87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5.24cm" svg:y1="7.366cm" svg:x2="15.24cm" svg:y2="9.144cm">
          <text:p/>
        </draw:line>
        <draw:custom-shape draw:style-name="gr11" draw:text-style-name="P1" draw:layer="layout" svg:width="0.762cm" svg:height="0.762cm" svg:x="15.24cm" svg:y="7.8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762cm" svg:x="16.002cm" svg:y="7.8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762cm" svg:x="16.764cm" svg:y="7.8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762cm" svg:x="17.526cm" svg:y="7.8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762cm" svg:x="18.288cm" svg:y="7.874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.524cm" svg:height="0.962cm" svg:x="6.604cm" svg:y="7.674cm">
          <draw:text-box>
            <text:p>...</text:p>
          </draw:text-box>
        </draw:frame>
        <draw:frame draw:style-name="gr7" draw:layer="layout" svg:width="1.524cm" svg:height="0.962cm" svg:x="19.05cm" svg:y="7.62cm">
          <draw:text-box>
            <text:p>...</text:p>
          </draw:text-box>
        </draw:frame>
        <draw:custom-shape draw:style-name="gr11" draw:text-style-name="P1" draw:layer="layout" svg:width="0.762cm" svg:height="0.762cm" svg:x="7.62cm" svg:y="10.41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43cm" svg:y1="9.906cm" svg:x2="11.43cm" svg:y2="11.684cm">
          <text:p/>
        </draw:line>
        <draw:custom-shape draw:style-name="gr11" draw:text-style-name="P1" draw:layer="layout" svg:width="0.762cm" svg:height="0.762cm" svg:x="8.382cm" svg:y="10.4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762cm" svg:x="9.144cm" svg:y="10.4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762cm" svg:x="9.906cm" svg:y="10.4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762cm" svg:x="10.668cm" svg:y="10.4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762cm" svg:x="11.43cm" svg:y="10.4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762cm" svg:x="12.192cm" svg:y="10.4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762cm" svg:x="12.954cm" svg:y="10.4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762cm" svg:x="13.716cm" svg:y="10.4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762cm" svg:x="14.478cm" svg:y="10.41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5.24cm" svg:y1="9.906cm" svg:x2="15.24cm" svg:y2="11.684cm">
          <text:p/>
        </draw:line>
        <draw:frame draw:style-name="gr7" draw:layer="layout" svg:width="1.524cm" svg:height="0.962cm" svg:x="6.604cm" svg:y="10.214cm">
          <draw:text-box>
            <text:p>...</text:p>
          </draw:text-box>
        </draw:frame>
        <draw:frame draw:style-name="gr7" draw:layer="layout" svg:width="1.524cm" svg:height="0.962cm" svg:x="19.05cm" svg:y="10.16cm">
          <draw:text-box>
            <text:p>...</text:p>
          </draw:text-box>
        </draw:frame>
        <draw:frame draw:style-name="gr14" draw:layer="layout" svg:width="1.773cm" svg:height="0.703cm" svg:x="12.192cm" svg:y="7.1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layer="layout" svg:width="1.779cm" svg:height="0.703cm" svg:x="16.084cm" svg:y="9.6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layer="layout" svg:width="0.433cm" svg:height="0.47cm" svg:x="11.633cm" svg:y="7.97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layer="layout" svg:width="3.984cm" svg:height="1.119cm" svg:x="7.446cm" svg:y="5.33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13" draw:text-style-name="P1" draw:layer="layout" svg:width="0.762cm" svg:height="0.762cm" svg:x="12.192cm" svg:y="7.87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0.433cm" svg:height="0.47cm" svg:x="12.395cm" svg:y="7.9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3" draw:text-style-name="P1" draw:layer="layout" svg:width="0.762cm" svg:height="0.762cm" svg:x="12.954cm" svg:y="7.87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0.415cm" svg:height="0.47cm" svg:x="13.157cm" svg:y="7.97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3" draw:text-style-name="P1" draw:layer="layout" svg:width="0.762cm" svg:height="0.762cm" svg:x="13.716cm" svg:y="7.87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0.433cm" svg:height="0.47cm" svg:x="13.919cm" svg:y="7.97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3" draw:text-style-name="P1" draw:layer="layout" svg:width="0.762cm" svg:height="0.762cm" svg:x="14.478cm" svg:y="7.87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0.411cm" svg:height="0.47cm" svg:x="14.681cm" svg:y="7.97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3" draw:text-style-name="P1" draw:layer="layout" svg:width="0.762cm" svg:height="0.762cm" svg:x="15.24cm" svg:y="10.41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0.407cm" svg:height="0.47cm" svg:x="15.443cm" svg:y="10.5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3" draw:text-style-name="P1" draw:layer="layout" svg:width="0.762cm" svg:height="0.762cm" svg:x="16.002cm" svg:y="10.41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0.45cm" svg:height="0.47cm" svg:x="16.205cm" svg:y="10.51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3" draw:text-style-name="P1" draw:layer="layout" svg:width="0.762cm" svg:height="0.762cm" svg:x="16.764cm" svg:y="10.41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0.415cm" svg:height="0.47cm" svg:x="16.967cm" svg:y="10.51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3" draw:text-style-name="P1" draw:layer="layout" svg:width="0.762cm" svg:height="0.762cm" svg:x="17.526cm" svg:y="10.41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0.318cm" svg:height="0.47cm" svg:x="17.729cm" svg:y="10.5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3" draw:text-style-name="P1" draw:layer="layout" svg:width="0.762cm" svg:height="0.762cm" svg:x="18.288cm" svg:y="10.41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0.411cm" svg:height="0.47cm" svg:x="18.491cm" svg:y="10.51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2" draw:text-style-name="P1" draw:layer="layout" svg:x1="19.05cm" svg:y1="9.906cm" svg:x2="19.05cm" svg:y2="11.684cm">
          <text:p/>
        </draw:lin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6T12:01:47</meta:creation-date>
    <meta:editing-duration>PT5H54M15S</meta:editing-duration>
    <meta:editing-cycles>4</meta:editing-cycles>
    <dc:date>2012-04-25T18:13:51</dc:date>
    <meta:generator>LibreOffice/3.4$Unix LibreOffice_project/340m1$Build-402</meta:generator>
    <meta:document-statistic meta:object-count="111"/>
  </office:meta>
</office:document-meta>
</file>

<file path=Object 1/content.xml><?xml version="1.0" encoding="utf-8"?>
<math xmlns="http://www.w3.org/1998/Math/MathML">
  <semantics>
    <mrow>
      <mi mathvariant="italic">Row</mi>
      <mn>1</mn>
    </mrow>
    <annotation encoding="StarMath 5.0">Row 1</annotation>
  </semantics>
</math>
</file>

<file path=Object 10/content.xml><?xml version="1.0" encoding="utf-8"?>
<math xmlns="http://www.w3.org/1998/Math/MathML">
  <semantics>
    <mrow>
      <mi>h</mi>
    </mrow>
    <annotation encoding="StarMath 5.0">h</annotation>
  </semantics>
</math>
</file>

<file path=Object 11/content.xml><?xml version="1.0" encoding="utf-8"?>
<math xmlns="http://www.w3.org/1998/Math/MathML">
  <semantics>
    <mrow>
      <mi>i</mi>
    </mrow>
    <annotation encoding="StarMath 5.0">i</annotation>
  </semantics>
</math>
</file>

<file path=Object 12/content.xml><?xml version="1.0" encoding="utf-8"?>
<math xmlns="http://www.w3.org/1998/Math/MathML">
  <semantics>
    <mrow>
      <mi>j</mi>
    </mrow>
    <annotation encoding="StarMath 5.0">j</annotation>
  </semantics>
</math>
</file>

<file path=Object 13/content.xml><?xml version="1.0" encoding="utf-8"?>
<math xmlns="http://www.w3.org/1998/Math/MathML">
  <semantics>
    <mrow>
      <mrow>
        <mi>M</mi>
        <mo stretchy="false">=</mo>
        <mfenced open="(" close=")">
          <mrow>
            <mtable>
              <mtr>
                <mtd>
                  <mrow>
                    <mi>a</mi>
                  </mrow>
                </mtd>
                <mtd>
                  <mrow>
                    <mi>b</mi>
                  </mrow>
                </mtd>
                <mtd>
                  <mrow>
                    <mi>c</mi>
                  </mrow>
                </mtd>
                <mtd>
                  <mrow>
                    <mi>d</mi>
                  </mrow>
                </mtd>
                <mtd>
                  <mrow>
                    <mi>e</mi>
                  </mrow>
                </mtd>
              </mtr>
              <mtr>
                <mtd>
                  <mrow>
                    <mi>f</mi>
                  </mrow>
                </mtd>
                <mtd>
                  <mrow>
                    <mi>g</mi>
                  </mrow>
                </mtd>
                <mtd>
                  <mrow>
                    <mi>h</mi>
                  </mrow>
                </mtd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</mfenced>
      </mrow>
    </mrow>
    <annotation encoding="StarMath 5.0">M=left (matrix{a # b # c # d # e ## f # g # h # i # j} right)</annotation>
  </semantics>
</math>
</file>

<file path=Object 2/content.xml><?xml version="1.0" encoding="utf-8"?>
<math xmlns="http://www.w3.org/1998/Math/MathML">
  <semantics>
    <mrow>
      <mi mathvariant="italic">Row</mi>
      <mn>2</mn>
    </mrow>
    <annotation encoding="StarMath 5.0">Row 2</annotation>
  </semantics>
</math>
</file>

<file path=Object 3/content.xml><?xml version="1.0" encoding="utf-8"?>
<math xmlns="http://www.w3.org/1998/Math/MathML">
  <semantics>
    <mrow>
      <mi>a</mi>
    </mrow>
    <annotation encoding="StarMath 5.0">a</annotation>
  </semantics>
</math>
</file>

<file path=Object 4/content.xml><?xml version="1.0" encoding="utf-8"?>
<math xmlns="http://www.w3.org/1998/Math/MathML">
  <semantics>
    <mrow>
      <mi>b</mi>
    </mrow>
    <annotation encoding="StarMath 5.0">b</annotation>
  </semantics>
</math>
</file>

<file path=Object 5/content.xml><?xml version="1.0" encoding="utf-8"?>
<math xmlns="http://www.w3.org/1998/Math/MathML">
  <semantics>
    <mrow>
      <mi>c</mi>
    </mrow>
    <annotation encoding="StarMath 5.0">c</annotation>
  </semantics>
</math>
</file>

<file path=Object 6/content.xml><?xml version="1.0" encoding="utf-8"?>
<math xmlns="http://www.w3.org/1998/Math/MathML">
  <semantics>
    <mrow>
      <mi>d</mi>
    </mrow>
    <annotation encoding="StarMath 5.0">d</annotation>
  </semantics>
</math>
</file>

<file path=Object 7/content.xml><?xml version="1.0" encoding="utf-8"?>
<math xmlns="http://www.w3.org/1998/Math/MathML">
  <semantics>
    <mrow>
      <mi>e</mi>
    </mrow>
    <annotation encoding="StarMath 5.0">e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

<file path=Object 9/content.xml><?xml version="1.0" encoding="utf-8"?>
<math xmlns="http://www.w3.org/1998/Math/MathML">
  <semantics>
    <mrow>
      <mi>g</mi>
    </mrow>
    <annotation encoding="StarMath 5.0">g</annotation>
  </semantics>
</math>
</file>